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7.422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digo_orgao</text:p>
          </table:table-cell>
          <table:table-cell table:style-name="ce1" office:value-type="string" calcext:value-type="string">
            <text:p>nome_orgao</text:p>
          </table:table-cell>
          <table:table-cell table:style-name="ce1" office:value-type="string" calcext:value-type="string">
            <text:p>codigo_orgao_superi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esidência da República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Gabinete Pessoal do Presidente da Repúblic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870" calcext:value-type="float">
            <text:p>46870</text:p>
          </table:table-cell>
          <table:table-cell office:value-type="string" calcext:value-type="string">
            <text:p>Ajudância-de-Orden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080" calcext:value-type="float">
            <text:p>72080</text:p>
          </table:table-cell>
          <table:table-cell office:value-type="string" calcext:value-type="string">
            <text:p>Assessoria Especial do Presidente da Repúblic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807" calcext:value-type="float">
            <text:p>37807</text:p>
          </table:table-cell>
          <table:table-cell office:value-type="string" calcext:value-type="string">
            <text:p>Cerimonial da Presidência da Repúblic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8541" calcext:value-type="float">
            <text:p>318541</text:p>
          </table:table-cell>
          <table:table-cell office:value-type="string" calcext:value-type="string">
            <text:p>Conselho de Participação Social da Presidência da Repúblic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binete de Segurança Institucional da Presidência da República</text:p>
          </table:table-cell>
          <table:table-cell/>
        </table:table-row>
        <table:table-row table:style-name="ro1">
          <table:table-cell office:value-type="float" office:value="221418" calcext:value-type="float">
            <text:p>221418</text:p>
          </table:table-cell>
          <table:table-cell office:value-type="string" calcext:value-type="string">
            <text:p>Departamento de Segurança Presidenci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576" calcext:value-type="float">
            <text:p>74576</text:p>
          </table:table-cell>
          <table:table-cell office:value-type="string" calcext:value-type="string">
            <text:p>Departamento de Segurança da Informação e Cibernétic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0237" calcext:value-type="float">
            <text:p>210237</text:p>
          </table:table-cell>
          <table:table-cell office:value-type="string" calcext:value-type="string">
            <text:p>Departamento de Coordenação de Assuntos Nucleare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419" calcext:value-type="float">
            <text:p>221419</text:p>
          </table:table-cell>
          <table:table-cell office:value-type="string" calcext:value-type="string">
            <text:p>Divisão Administrativ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1423" calcext:value-type="float">
            <text:p>221423</text:p>
          </table:table-cell>
          <table:table-cell office:value-type="string" calcext:value-type="string">
            <text:p>Departamento de Assuntos da Câmara de Relações Exteriores e Defesa Naciona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7906" calcext:value-type="float">
            <text:p>287906</text:p>
          </table:table-cell>
          <table:table-cell office:value-type="string" calcext:value-type="string">
            <text:p>Coordenação-Geral de Segurança de Infraestruturas Crítica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vocacia-Geral da União</text:p>
          </table:table-cell>
          <table:table-cell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Gabinete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Procuradoria-Geral da Un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Consultoria-Geral da Un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Corregedoria-Geral da Advocacia da Un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Conselho Superior da Advocacia-Geral da Un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Procuradoria Regional da União em Brasília-1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74" calcext:value-type="float">
            <text:p>13574</text:p>
          </table:table-cell>
          <table:table-cell office:value-type="string" calcext:value-type="string">
            <text:p>Procuradoria Regional da União no Rio de Janeiro-2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Procuradoria Regional da União em São Paulo-3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Procuradoria Regional da União em Porto Alegre-4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984" calcext:value-type="float">
            <text:p>15984</text:p>
          </table:table-cell>
          <table:table-cell office:value-type="string" calcext:value-type="string">
            <text:p>Procuradoria Regional da União em Pernambuco-5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string" calcext:value-type="string">
            <text:p>Secretária-Geral de Consultor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934" calcext:value-type="float">
            <text:p>50934</text:p>
          </table:table-cell>
          <table:table-cell office:value-type="string" calcext:value-type="string">
            <text:p>Escola da Advocacia-Geral da Un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Departamento de Cálculos e Perícia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851" calcext:value-type="float">
            <text:p>56851</text:p>
          </table:table-cell>
          <table:table-cell office:value-type="string" calcext:value-type="string">
            <text:p>Superintendência de Administração em Pernambuc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854" calcext:value-type="float">
            <text:p>56854</text:p>
          </table:table-cell>
          <table:table-cell office:value-type="string" calcext:value-type="string">
            <text:p>Superintendência de Administração no Rio de Janeir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  <table:table-cell office:value-type="string" calcext:value-type="string">
            <text:p>Superintendência de Administração em São Paul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685" calcext:value-type="float">
            <text:p>69685</text:p>
          </table:table-cell>
          <table:table-cell office:value-type="string" calcext:value-type="string">
            <text:p>Procuradoria-Geral Federa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352" calcext:value-type="float">
            <text:p>70352</text:p>
          </table:table-cell>
          <table:table-cell office:value-type="string" calcext:value-type="string">
            <text:p>Secretaria-Geral de Administraç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7635" calcext:value-type="float">
            <text:p>77635</text:p>
          </table:table-cell>
          <table:table-cell office:value-type="string" calcext:value-type="string">
            <text:p>Procuradoria Regional Federal 3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565" calcext:value-type="float">
            <text:p>86565</text:p>
          </table:table-cell>
          <table:table-cell office:value-type="string" calcext:value-type="string">
            <text:p>Procuradoria Regional Federal 5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6379" calcext:value-type="float">
            <text:p>96379</text:p>
          </table:table-cell>
          <table:table-cell office:value-type="string" calcext:value-type="string">
            <text:p>Procuradoria Regional Federal 1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1327" calcext:value-type="float">
            <text:p>301327</text:p>
          </table:table-cell>
          <table:table-cell office:value-type="string" calcext:value-type="string">
            <text:p>Superintendência Regional de Administração da 6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1135" calcext:value-type="float">
            <text:p>301135</text:p>
          </table:table-cell>
          <table:table-cell office:value-type="string" calcext:value-type="string">
            <text:p>Procuradoria Regional da União da 6ª Região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0705" calcext:value-type="float">
            <text:p>300705</text:p>
          </table:table-cell>
          <table:table-cell office:value-type="string" calcext:value-type="string">
            <text:p>Secretaria de Governança e Gestão Estratégic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Casa Civil da Presidência da República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Secretaria Especial de Análise Governamental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Secretaria-Executiva/CC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  <table:table-cell office:value-type="string" calcext:value-type="string">
            <text:p>Secretaria Especial de Articulação e Monitoramento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44460" calcext:value-type="float">
            <text:p>244460</text:p>
          </table:table-cell>
          <table:table-cell office:value-type="string" calcext:value-type="string">
            <text:p>Secretaria de Administração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84010" calcext:value-type="float">
            <text:p>84010</text:p>
          </table:table-cell>
          <table:table-cell office:value-type="string" calcext:value-type="string">
            <text:p>Diretoria de Gestão de Pessoa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73013" calcext:value-type="float">
            <text:p>73013</text:p>
          </table:table-cell>
          <table:table-cell office:value-type="string" calcext:value-type="string">
            <text:p>Diretoria de Planejamento, Orçamento, Finanças e Contabilidade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4889" calcext:value-type="float">
            <text:p>34889</text:p>
          </table:table-cell>
          <table:table-cell office:value-type="string" calcext:value-type="string">
            <text:p>Diretoria de Recursos Logístico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4891" calcext:value-type="float">
            <text:p>34891</text:p>
          </table:table-cell>
          <table:table-cell office:value-type="string" calcext:value-type="string">
            <text:p>Diretoria de Tecnologia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Secretaria Especial para Assuntos Jurídico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71071" calcext:value-type="float">
            <text:p>71071</text:p>
          </table:table-cell>
          <table:table-cell office:value-type="string" calcext:value-type="string">
            <text:p>Secretaria-Executiva da Comissão de Ética Pública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216627" calcext:value-type="float">
            <text:p>216627</text:p>
          </table:table-cell>
          <table:table-cell office:value-type="string" calcext:value-type="string">
            <text:p>Secretaria Especial para o Programa de Parcerias de Investimentos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392009" calcext:value-type="float">
            <text:p>392009</text:p>
          </table:table-cell>
          <table:table-cell office:value-type="string" calcext:value-type="string">
            <text:p>Secretaria Extraordinária para a COP30</text:p>
          </table:table-cell>
          <table:table-cell office:value-type="float" office:value="2837" calcext:value-type="float">
            <text:p>2837</text:p>
          </table:table-cell>
        </table:table-row>
        <table:table-row table:style-name="ro1">
          <table:table-cell office:value-type="float" office:value="42673" calcext:value-type="float">
            <text:p>42673</text:p>
          </table:table-cell>
          <table:table-cell office:value-type="string" calcext:value-type="string">
            <text:p>Secretaria de Relações Institucionais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Gabinete 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89763" calcext:value-type="float">
            <text:p>89763</text:p>
          </table:table-cell>
          <table:table-cell office:value-type="string" calcext:value-type="string">
            <text:p>Secretaria-Executiva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209853" calcext:value-type="float">
            <text:p>209853</text:p>
          </table:table-cell>
          <table:table-cell office:value-type="string" calcext:value-type="string">
            <text:p>Secretaria Especial de Assuntos Federativos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118489" calcext:value-type="float">
            <text:p>118489</text:p>
          </table:table-cell>
          <table:table-cell office:value-type="string" calcext:value-type="string">
            <text:p>Assessoria de Comunicação Social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209852" calcext:value-type="float">
            <text:p>209852</text:p>
          </table:table-cell>
          <table:table-cell office:value-type="string" calcext:value-type="string">
            <text:p>Secretaria Especial de Assuntos Parlamentares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309260" calcext:value-type="float">
            <text:p>309260</text:p>
          </table:table-cell>
          <table:table-cell office:value-type="string" calcext:value-type="string">
            <text:p>Secretaria-Executiva do Conselho de Desenvolvimento Econômico Social Sustentável</text:p>
          </table:table-cell>
          <table:table-cell office:value-type="float" office:value="42673" calcext:value-type="float">
            <text:p>42673</text:p>
          </table:table-cell>
        </table:table-row>
        <table:table-row table:style-name="ro1">
          <table:table-cell office:value-type="float" office:value="219924" calcext:value-type="float">
            <text:p>219924</text:p>
          </table:table-cell>
          <table:table-cell office:value-type="string" calcext:value-type="string">
            <text:p>Secretaria-Geral da Presidência da República</text:p>
          </table:table-cell>
          <table:table-cell/>
        </table:table-row>
        <table:table-row table:style-name="ro1">
          <table:table-cell office:value-type="float" office:value="219930" calcext:value-type="float">
            <text:p>219930</text:p>
          </table:table-cell>
          <table:table-cell office:value-type="string" calcext:value-type="string">
            <text:p>Secretaria-Executiva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09353" calcext:value-type="float">
            <text:p>309353</text:p>
          </table:table-cell>
          <table:table-cell office:value-type="string" calcext:value-type="string">
            <text:p>Secretaria-Executiva do Conselho Nacional de Segurança Alimentar e Nutricional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09194" calcext:value-type="float">
            <text:p>309194</text:p>
          </table:table-cell>
          <table:table-cell office:value-type="string" calcext:value-type="string">
            <text:p>Secretaria Nacional de Participação Social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09225" calcext:value-type="float">
            <text:p>309225</text:p>
          </table:table-cell>
          <table:table-cell office:value-type="string" calcext:value-type="string">
            <text:p>Secretaria de Relações Políticos Sociais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09210" calcext:value-type="float">
            <text:p>309210</text:p>
          </table:table-cell>
          <table:table-cell office:value-type="string" calcext:value-type="string">
            <text:p>Secretaria Nacional de Diálogos Sociais e Articulação de Políticas Públicas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14727" calcext:value-type="float">
            <text:p>314727</text:p>
          </table:table-cell>
          <table:table-cell office:value-type="string" calcext:value-type="string">
            <text:p>Secretaria Nacional de Juventude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309227" calcext:value-type="float">
            <text:p>309227</text:p>
          </table:table-cell>
          <table:table-cell office:value-type="string" calcext:value-type="string">
            <text:p>Secretaria-Executiva da Comissão Nacional para os Objetivos do Desenvolvimento Sustentável</text:p>
          </table:table-cell>
          <table:table-cell office:value-type="float" office:value="219924" calcext:value-type="float">
            <text:p>219924</text:p>
          </table:table-cell>
        </table:table-row>
        <table:table-row table:style-name="ro1">
          <table:table-cell office:value-type="float" office:value="264359" calcext:value-type="float">
            <text:p>264359</text:p>
          </table:table-cell>
          <table:table-cell office:value-type="string" calcext:value-type="string">
            <text:p>Ministério das Comunicações</text:p>
          </table:table-cell>
          <table:table-cell/>
        </table:table-row>
        <table:table-row table:style-name="ro1">
          <table:table-cell office:value-type="float" office:value="266820" calcext:value-type="float">
            <text:p>266820</text:p>
          </table:table-cell>
          <table:table-cell office:value-type="string" calcext:value-type="string">
            <text:p>Gabinete do Ministro</text:p>
          </table:table-cell>
          <table:table-cell office:value-type="float" office:value="264359" calcext:value-type="float">
            <text:p>264359</text:p>
          </table:table-cell>
        </table:table-row>
        <table:table-row table:style-name="ro1">
          <table:table-cell office:value-type="float" office:value="265884" calcext:value-type="float">
            <text:p>265884</text:p>
          </table:table-cell>
          <table:table-cell office:value-type="string" calcext:value-type="string">
            <text:p>Secretaria-Executiva</text:p>
          </table:table-cell>
          <table:table-cell office:value-type="float" office:value="264359" calcext:value-type="float">
            <text:p>264359</text:p>
          </table:table-cell>
        </table:table-row>
        <table:table-row table:style-name="ro1">
          <table:table-cell office:value-type="float" office:value="73537" calcext:value-type="float">
            <text:p>73537</text:p>
          </table:table-cell>
          <table:table-cell office:value-type="string" calcext:value-type="string">
            <text:p>Secretaria de Telecomunicações</text:p>
          </table:table-cell>
          <table:table-cell office:value-type="float" office:value="264359" calcext:value-type="float">
            <text:p>264359</text:p>
          </table:table-cell>
        </table:table-row>
        <table:table-row table:style-name="ro1">
          <table:table-cell office:value-type="float" office:value="26868" calcext:value-type="float">
            <text:p>26868</text:p>
          </table:table-cell>
          <table:table-cell office:value-type="string" calcext:value-type="string">
            <text:p>Secretaria de Comunicação Social Eletrônica</text:p>
          </table:table-cell>
          <table:table-cell office:value-type="float" office:value="264359" calcext:value-type="float">
            <text:p>264359</text:p>
          </table:table-cell>
        </table:table-row>
        <table:table-row table:style-name="ro1">
          <table:table-cell office:value-type="float" office:value="308803" calcext:value-type="float">
            <text:p>308803</text:p>
          </table:table-cell>
          <table:table-cell office:value-type="string" calcext:value-type="string">
            <text:p>Ministério da Gestão e da Inovação em Serviços Públicos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cretaria do Patrimônio da União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308906" calcext:value-type="float">
            <text:p>308906</text:p>
          </table:table-cell>
          <table:table-cell office:value-type="string" calcext:value-type="string">
            <text:p>Gabinete do Ministro MGI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215893" calcext:value-type="float">
            <text:p>215893</text:p>
          </table:table-cell>
          <table:table-cell office:value-type="string" calcext:value-type="string">
            <text:p>Secretaria de Coordenação e Governança das Empresas Estatais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237352" calcext:value-type="float">
            <text:p>237352</text:p>
          </table:table-cell>
          <table:table-cell office:value-type="string" calcext:value-type="string">
            <text:p>Diretoria de Administração e Logística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292516" calcext:value-type="float">
            <text:p>292516</text:p>
          </table:table-cell>
          <table:table-cell office:value-type="string" calcext:value-type="string">
            <text:p>Diretoria de Contratações e Unidades Descentralizadas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245951" calcext:value-type="float">
            <text:p>245951</text:p>
          </table:table-cell>
          <table:table-cell office:value-type="string" calcext:value-type="string">
            <text:p>Gabinete da SSC MGI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246291" calcext:value-type="float">
            <text:p>246291</text:p>
          </table:table-cell>
          <table:table-cell office:value-type="string" calcext:value-type="string">
            <text:p>Gabinete da DGP MGI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52449" calcext:value-type="float">
            <text:p>52449</text:p>
          </table:table-cell>
          <table:table-cell office:value-type="string" calcext:value-type="string">
            <text:p>Gerência Regional de Administração no Rio Grande do Norte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37003" calcext:value-type="float">
            <text:p>37003</text:p>
          </table:table-cell>
          <table:table-cell office:value-type="string" calcext:value-type="string">
            <text:p>Secretaria de Gestão e Inovação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117788" calcext:value-type="float">
            <text:p>117788</text:p>
          </table:table-cell>
          <table:table-cell office:value-type="string" calcext:value-type="string">
            <text:p>Secretaria de Gestão de Pessoas</text:p>
          </table:table-cell>
          <table:table-cell office:value-type="float" office:value="308803" calcext:value-type="float">
            <text:p>308803</text:p>
          </table:table-cell>
        </table:table-row>
        <table:table-row table:style-name="ro1">
          <table:table-cell office:value-type="float" office:value="308822" calcext:value-type="float">
            <text:p>308822</text:p>
          </table:table-cell>
          <table:table-cell office:value-type="string" calcext:value-type="string">
            <text:p>Secretaria de Comunicação Social da Presidência da República</text:p>
          </table:table-cell>
          <table:table-cell/>
        </table:table-row>
        <table:table-row table:style-name="ro1">
          <table:table-cell office:value-type="float" office:value="308800" calcext:value-type="float">
            <text:p>308800</text:p>
          </table:table-cell>
          <table:table-cell office:value-type="string" calcext:value-type="string">
            <text:p>Ministério da Fazenda</text:p>
          </table:table-cell>
          <table:table-cell/>
        </table:table-row>
        <table:table-row table:style-name="ro1">
          <table:table-cell office:value-type="float" office:value="308910" calcext:value-type="float">
            <text:p>308910</text:p>
          </table:table-cell>
          <table:table-cell office:value-type="string" calcext:value-type="string">
            <text:p>Gabinete do Ministro MF</text:p>
          </table:table-cell>
          <table:table-cell office:value-type="float" office:value="308800" calcext:value-type="float">
            <text:p>308800</text:p>
          </table:table-cell>
        </table:table-row>
        <table:table-row table:style-name="ro1">
          <table:table-cell office:value-type="float" office:value="101068" calcext:value-type="float">
            <text:p>101068</text:p>
          </table:table-cell>
          <table:table-cell office:value-type="string" calcext:value-type="string">
            <text:p>Conselho Administrativo de Recursos Fiscais</text:p>
          </table:table-cell>
          <table:table-cell office:value-type="float" office:value="308800" calcext:value-type="float">
            <text:p>308800</text:p>
          </table:table-cell>
        </table:table-row>
        <table:table-row table:style-name="ro1">
          <table:table-cell office:value-type="float" office:value="73665" calcext:value-type="float">
            <text:p>73665</text:p>
          </table:table-cell>
          <table:table-cell office:value-type="string" calcext:value-type="string">
            <text:p>Gabinete </text:p>
          </table:table-cell>
          <table:table-cell office:value-type="float" office:value="308800" calcext:value-type="float">
            <text:p>308800</text:p>
          </table:table-cell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Coordenação-Geral de Haveres Financeiros</text:p>
          </table:table-cell>
          <table:table-cell office:value-type="float" office:value="308800" calcext:value-type="float">
            <text:p>308800</text:p>
          </table:table-cell>
        </table:table-row>
        <table:table-row table:style-name="ro1">
          <table:table-cell office:value-type="float" office:value="308823" calcext:value-type="float">
            <text:p>308823</text:p>
          </table:table-cell>
          <table:table-cell office:value-type="string" calcext:value-type="string">
            <text:p>Ministério da Igualdade Racial</text:p>
          </table:table-cell>
          <table:table-cell/>
        </table:table-row>
        <table:table-row table:style-name="ro1">
          <table:table-cell office:value-type="float" office:value="308815" calcext:value-type="float">
            <text:p>308815</text:p>
          </table:table-cell>
          <table:table-cell office:value-type="string" calcext:value-type="string">
            <text:p>Ministério das Mulheres</text:p>
          </table:table-cell>
          <table:table-cell/>
        </table:table-row>
        <table:table-row table:style-name="ro1">
          <table:table-cell office:value-type="float" office:value="308816" calcext:value-type="float">
            <text:p>308816</text:p>
          </table:table-cell>
          <table:table-cell office:value-type="string" calcext:value-type="string">
            <text:p>Ministério dos Direitos Humanos e da Cidadania</text:p>
          </table:table-cell>
          <table:table-cell/>
        </table:table-row>
        <table:table-row table:style-name="ro1">
          <table:table-cell office:value-type="float" office:value="309140" calcext:value-type="float">
            <text:p>309140</text:p>
          </table:table-cell>
          <table:table-cell office:value-type="string" calcext:value-type="string">
            <text:p>Assessoria de Participação Social e Diversidade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141" calcext:value-type="float">
            <text:p>309141</text:p>
          </table:table-cell>
          <table:table-cell office:value-type="string" calcext:value-type="string">
            <text:p>Assessoria Especial de Assuntos Internacionai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139" calcext:value-type="float">
            <text:p>309139</text:p>
          </table:table-cell>
          <table:table-cell office:value-type="string" calcext:value-type="string">
            <text:p>Assessoria Especial de Comunicação Social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142" calcext:value-type="float">
            <text:p>309142</text:p>
          </table:table-cell>
          <table:table-cell office:value-type="string" calcext:value-type="string">
            <text:p>Assessoria Especial de Controle Interno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144" calcext:value-type="float">
            <text:p>309144</text:p>
          </table:table-cell>
          <table:table-cell office:value-type="string" calcext:value-type="string">
            <text:p>Assessoria Especial de Defesa da Democracia, Memória e Verdade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607" calcext:value-type="float">
            <text:p>309607</text:p>
          </table:table-cell>
          <table:table-cell office:value-type="string" calcext:value-type="string">
            <text:p>Coordenação-Geral de Memória e Verdade da Escravidão e do Tráfico Transatlântico de Pessoas Escravizada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8891" calcext:value-type="float">
            <text:p>308891</text:p>
          </table:table-cell>
          <table:table-cell office:value-type="string" calcext:value-type="string">
            <text:p>Consultoria Jurídic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8889" calcext:value-type="float">
            <text:p>308889</text:p>
          </table:table-cell>
          <table:table-cell office:value-type="string" calcext:value-type="string">
            <text:p>Gabinete do Ministro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8890" calcext:value-type="float">
            <text:p>308890</text:p>
          </table:table-cell>
          <table:table-cell office:value-type="string" calcext:value-type="string">
            <text:p>Secretaria-Executiv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629" calcext:value-type="float">
            <text:p>309629</text:p>
          </table:table-cell>
          <table:table-cell office:value-type="string" calcext:value-type="string">
            <text:p>Coordenação-Geral de Gestão de Pessoa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9931" calcext:value-type="float">
            <text:p>309931</text:p>
          </table:table-cell>
          <table:table-cell office:value-type="string" calcext:value-type="string">
            <text:p>Secretaria Nacional dos Direitos das Pessoas LGBTQI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string" calcext:value-type="string">
            <text:p>Conselho Nacional dos Direitos da Pessoa com Deficiênci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string" calcext:value-type="string">
            <text:p>Comissão Nacional de Erradicação do Trabalho Escravo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Conselho Nacional dos Direitos da Criança e do Adolescente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68554" calcext:value-type="float">
            <text:p>68554</text:p>
          </table:table-cell>
          <table:table-cell office:value-type="string" calcext:value-type="string">
            <text:p>Conselho Nacional dos Direitos da Pessoa Idos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onselho Nacional dos Direitos Humano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104328" calcext:value-type="float">
            <text:p>104328</text:p>
          </table:table-cell>
          <table:table-cell office:value-type="string" calcext:value-type="string">
            <text:p>Ouvidoria Nacional de Direitos Humano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223039" calcext:value-type="float">
            <text:p>223039</text:p>
          </table:table-cell>
          <table:table-cell office:value-type="string" calcext:value-type="string">
            <text:p>Secretaria Nacional dos Direitos da Pessoa Idos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74380" calcext:value-type="float">
            <text:p>74380</text:p>
          </table:table-cell>
          <table:table-cell office:value-type="string" calcext:value-type="string">
            <text:p>Secretaria Nacional dos Direitos da Criança e do Adolescente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223030" calcext:value-type="float">
            <text:p>223030</text:p>
          </table:table-cell>
          <table:table-cell office:value-type="string" calcext:value-type="string">
            <text:p>Secretaria Nacional dos Direitos da Pessoa com Deficiênci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74378" calcext:value-type="float">
            <text:p>74378</text:p>
          </table:table-cell>
          <table:table-cell office:value-type="string" calcext:value-type="string">
            <text:p>Secretaria Nacional de Promoção e Defesa dos Direitos Humano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200138" calcext:value-type="float">
            <text:p>200138</text:p>
          </table:table-cell>
          <table:table-cell office:value-type="string" calcext:value-type="string">
            <text:p>Coordenação-Geral de Erradicação do Trabalho Escravo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74379" calcext:value-type="float">
            <text:p>74379</text:p>
          </table:table-cell>
          <table:table-cell office:value-type="string" calcext:value-type="string">
            <text:p>Coordenação-Geral do Programa de Proteção aos Defensores de Direitos Humanos, Comunicadores e Ambientalista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13005" calcext:value-type="float">
            <text:p>313005</text:p>
          </table:table-cell>
          <table:table-cell office:value-type="string" calcext:value-type="string">
            <text:p>Coordenação-Geral do Programa de Proteção a Vítimas e Testemunhas Ameaçadas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13051" calcext:value-type="float">
            <text:p>313051</text:p>
          </table:table-cell>
          <table:table-cell office:value-type="string" calcext:value-type="string">
            <text:p>Diretoria de Promoção dos Direitos da População em Situação de Ru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104291" calcext:value-type="float">
            <text:p>104291</text:p>
          </table:table-cell>
          <table:table-cell office:value-type="string" calcext:value-type="string">
            <text:p>Coordenação-Geral de Promoção do Registro Civil de Nascimento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210202" calcext:value-type="float">
            <text:p>210202</text:p>
          </table:table-cell>
          <table:table-cell office:value-type="string" calcext:value-type="string">
            <text:p>Mecanismo Nacional de Prevenção e Combate à Tortura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18150" calcext:value-type="float">
            <text:p>318150</text:p>
          </table:table-cell>
          <table:table-cell office:value-type="string" calcext:value-type="string">
            <text:p>Conselho Nacional dos Direitos das Pessoas Lésbicas, Gays, Bissexuais, Travestis, Trans., Queers, Intersexos,</text:p>
          </table:table-cell>
          <table:table-cell office:value-type="float" office:value="308816" calcext:value-type="float">
            <text:p>308816</text:p>
          </table:table-cell>
        </table:table-row>
        <table:table-row table:style-name="ro1">
          <table:table-cell office:value-type="float" office:value="308798" calcext:value-type="float">
            <text:p>308798</text:p>
          </table:table-cell>
          <table:table-cell office:value-type="string" calcext:value-type="string">
            <text:p>Ministério das Cidades</text:p>
          </table:table-cell>
          <table:table-cell/>
        </table:table-row>
        <table:table-row table:style-name="ro1">
          <table:table-cell office:value-type="float" office:value="308920" calcext:value-type="float">
            <text:p>308920</text:p>
          </table:table-cell>
          <table:table-cell office:value-type="string" calcext:value-type="string">
            <text:p>Secretaria-Executiva</text:p>
          </table:table-cell>
          <table:table-cell office:value-type="float" office:value="308798" calcext:value-type="float">
            <text:p>308798</text:p>
          </table:table-cell>
        </table:table-row>
        <table:table-row table:style-name="ro1">
          <table:table-cell office:value-type="float" office:value="308799" calcext:value-type="float">
            <text:p>308799</text:p>
          </table:table-cell>
          <table:table-cell office:value-type="string" calcext:value-type="string">
            <text:p>Ministério da Integração e do Desenvolvimento Regional</text:p>
          </table:table-cell>
          <table:table-cell/>
        </table:table-row>
        <table:table-row table:style-name="ro1">
          <table:table-cell office:value-type="float" office:value="308915" calcext:value-type="float">
            <text:p>308915</text:p>
          </table:table-cell>
          <table:table-cell office:value-type="string" calcext:value-type="string">
            <text:p>Gabinete</text:p>
          </table:table-cell>
          <table:table-cell office:value-type="float" office:value="308799" calcext:value-type="float">
            <text:p>308799</text:p>
          </table:table-cell>
        </table:table-row>
        <table:table-row table:style-name="ro1">
          <table:table-cell office:value-type="float" office:value="308916" calcext:value-type="float">
            <text:p>308916</text:p>
          </table:table-cell>
          <table:table-cell office:value-type="string" calcext:value-type="string">
            <text:p>Secretaria-Executiva</text:p>
          </table:table-cell>
          <table:table-cell office:value-type="float" office:value="308799" calcext:value-type="float">
            <text:p>308799</text:p>
          </table:table-cell>
        </table:table-row>
        <table:table-row table:style-name="ro1">
          <table:table-cell office:value-type="float" office:value="277719" calcext:value-type="float">
            <text:p>277719</text:p>
          </table:table-cell>
          <table:table-cell office:value-type="string" calcext:value-type="string">
            <text:p>Secretaria Nacional de Fundos e Instrumentos Financeiros</text:p>
          </table:table-cell>
          <table:table-cell office:value-type="float" office:value="308799" calcext:value-type="float">
            <text:p>308799</text:p>
          </table:table-cell>
        </table:table-row>
        <table:table-row table:style-name="ro1">
          <table:table-cell office:value-type="float" office:value="74019" calcext:value-type="float">
            <text:p>74019</text:p>
          </table:table-cell>
          <table:table-cell office:value-type="string" calcext:value-type="string">
            <text:p>Secretaria Nacional de Políticas de Desenvolvimento Regional e Territorial</text:p>
          </table:table-cell>
          <table:table-cell office:value-type="float" office:value="308799" calcext:value-type="float">
            <text:p>308799</text:p>
          </table:table-cell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string" calcext:value-type="string">
            <text:p>Secretaria Nacional de Proteção e Defesa Civil</text:p>
          </table:table-cell>
          <table:table-cell office:value-type="float" office:value="308799" calcext:value-type="float">
            <text:p>308799</text:p>
          </table:table-cell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string" calcext:value-type="string">
            <text:p>Secretaria Nacional de Segurança Hídrica</text:p>
          </table:table-cell>
          <table:table-cell office:value-type="float" office:value="308799" calcext:value-type="float">
            <text:p>308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1:09:34.028136573</meta:creation-date>
    <dc:date>2024-12-28T22:02:58.003651464</dc:date>
    <meta:editing-duration>PT3M36S</meta:editing-duration>
    <meta:editing-cycles>2</meta:editing-cycles>
    <meta:generator>LibreOffice/7.3.7.2$Linux_X86_64 LibreOffice_project/30$Build-2</meta:generator>
    <meta:document-statistic meta:table-count="1" meta:cell-count="372" meta:object-count="0"/>
  </office:meta>
</office:document-meta>
</file>